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87ee" officeooo:paragraph-rsid="000987ee"/>
    </style:style>
    <style:style style:name="P2" style:family="paragraph" style:parent-style-name="Standard">
      <style:text-properties officeooo:rsid="000a0322" officeooo:paragraph-rsid="000a0322"/>
    </style:style>
    <style:style style:name="P3" style:family="paragraph" style:parent-style-name="Standard">
      <style:text-properties fo:font-size="13pt" fo:font-weight="bold" officeooo:rsid="000987ee" officeooo:paragraph-rsid="000987ee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a0322" officeooo:paragraph-rsid="000a0322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987ee" officeooo:paragraph-rsid="000987ee" style:font-size-asian="16pt" style:font-size-complex="16pt"/>
    </style:style>
    <style:style style:name="P6" style:family="paragraph" style:parent-style-name="Standard">
      <style:text-properties officeooo:rsid="000b8ebc" officeooo:paragraph-rsid="000b8eb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a032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b8ebc" style:font-weight-asian="bold" style:font-weight-complex="bold"/>
    </style:style>
    <style:style style:name="T6" style:family="text">
      <style:text-properties officeooo:rsid="000b8e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FI : FETEKADO</text:p>
      <text:p text:style-name="P1"/>
      <text:p text:style-name="P1"/>
      <text:p text:style-name="P1">Le but est de lier un donneur à un receveur.</text:p>
      <text:p text:style-name="P1"/>
      <text:p text:style-name="P3">ETAPE 1 : ENTREE</text:p>
      <text:p text:style-name="P2"/>
      <text:p text:style-name="P1">Nous partirions d’une seule liste (apprenants et non-apprenants) et nous utiliserions les indices de cette liste par ordre chronologique. </text:p>
      <text:p text:style-name="P1"/>
      <text:p text:style-name="P2">Exemple :</text:p>
      <text:p text:style-name="P2">Prénom0 <text:span text:style-name="T4">indice0</text:span></text:p>
      <text:p text:style-name="P2">Prénom1<text:span text:style-name="T4"> indice1</text:span></text:p>
      <text:p text:style-name="P2">Prénom2 <text:span text:style-name="T4">indice2</text:span></text:p>
      <text:p text:style-name="P1"/>
      <text:p text:style-name="P3">ETAPE 2 : TRAITEMENT </text:p>
      <text:p text:style-name="P1"/>
      <text:p text:style-name="P1">Nous mélangerions les données de la liste et de ce fait, nous obtiendrions une liste d’indice dans le désordre.</text:p>
      <text:p text:style-name="P1">L’idée serait que le 1<text:span text:style-name="T1">er</text:span> de la liste offre un cadeau <text:span text:style-name="T3">au second et ainsi de suite. Et le dernier de la liste offre un cadeau au premier.</text:span></text:p>
      <text:p text:style-name="P2"/>
      <text:p text:style-name="P2">Exemple :</text:p>
      <text:p text:style-name="P2">Prénom15 <text:span text:style-name="T4">indice</text:span><text:span text:style-name="T5">0</text:span></text:p>
      <text:p text:style-name="P2">Prénom1<text:span text:style-name="T4"> indice1</text:span></text:p>
      <text:p text:style-name="P2">Prénom22 <text:span text:style-name="T4">indice2</text:span></text:p>
      <text:p text:style-name="P1"/>
      <text:p text:style-name="P4">ETAPE 3 : SORTIE</text:p>
      <text:p text:style-name="P2"/>
      <text:p text:style-name="P2">Il suffirait ensuite d’<text:span text:style-name="T6">afficher</text:span> <text:span text:style-name="T6">au travers d’une bouche les deux prénoms qui se suivent.</text:span></text:p>
      <text:p text:style-name="P2"/>
      <text:p text:style-name="P6">Exemple de sortie :</text:p>
      <text:p text:style-name="P1">« <text:span text:style-name="T6">Rafik - Amaria »</text:span></text:p>
      <text:p text:style-name="P1">« <text:span text:style-name="T6">Sabine - Samba »</text:span></text:p>
      <text:p text:style-name="P1">..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5:28:39.884757014</meta:creation-date>
    <dc:date>2019-11-20T15:55:48.251156855</dc:date>
    <meta:editing-duration>PT5M8S</meta:editing-duration>
    <meta:editing-cycles>1</meta:editing-cycles>
    <meta:document-statistic meta:table-count="0" meta:image-count="0" meta:object-count="0" meta:page-count="1" meta:paragraph-count="21" meta:word-count="136" meta:character-count="752" meta:non-whitespace-character-count="635"/>
    <meta:generator>LibreOffice/6.0.7.3$Linux_X86_64 LibreOffice_project/00m0$Build-3</meta:generator>
  </office:meta>
</office:document-meta>
</file>